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rchant_name</text:p>
          </table:table-cell>
          <table:table-cell office:value-type="string" calcext:value-type="string">
            <text:p>merchant_url</text:p>
          </table:table-cell>
          <table:table-cell office:value-type="string" calcext:value-type="string">
            <text:p>merchant_category</text:p>
          </table:table-cell>
          <table:table-cell office:value-type="string" calcext:value-type="string">
            <text:p>merchant_tags</text:p>
          </table:table-cell>
        </table:table-row>
        <table:table-row table:style-name="ro1">
          <table:table-cell office:value-type="string" calcext:value-type="string">
            <text:p>doe lashes</text:p>
          </table:table-cell>
          <table:table-cell office:value-type="string" calcext:value-type="string">
            <text:p>https://www.doelashe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100% pure</text:p>
          </table:table-cell>
          <table:table-cell office:value-type="string" calcext:value-type="string">
            <text:p>https://www.100percentpure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jeffree star cosmetics</text:p>
          </table:table-cell>
          <table:table-cell office:value-type="string" calcext:value-type="string">
            <text:p>https://jeffreestarcosmetic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jlo beauty</text:p>
          </table:table-cell>
          <table:table-cell office:value-type="string" calcext:value-type="string">
            <text:p>https://www.jlobeauty.com/shop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enty beauty</text:p>
          </table:table-cell>
          <table:table-cell office:value-type="string" calcext:value-type="string">
            <text:p>https://www.fentybeauty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nh hair</text:p>
          </table:table-cell>
          <table:table-cell office:value-type="string" calcext:value-type="string">
            <text:p>https://inhhair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kylie cosmetics</text:p>
          </table:table-cell>
          <table:table-cell office:value-type="string" calcext:value-type="string">
            <text:p>https://www.kyliecosmetics.com/collections/new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lor pop cosmetics</text:p>
          </table:table-cell>
          <table:table-cell office:value-type="string" calcext:value-type="string">
            <text:p>https://colourpop.com/pages/shop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ko glam</text:p>
          </table:table-cell>
          <table:table-cell office:value-type="string" calcext:value-type="string">
            <text:p>https://sokoglam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uddy body</text:p>
          </table:table-cell>
          <table:table-cell office:value-type="string" calcext:value-type="string">
            <text:p>https://muddybody.com/collections/all-product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lla and mila</text:p>
          </table:table-cell>
          <table:table-cell office:value-type="string" calcext:value-type="string">
            <text:p>https://www.ellamila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nity planet</text:p>
          </table:table-cell>
          <table:table-cell office:value-type="string" calcext:value-type="string">
            <text:p>https://www.vanityplanet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keheart</text:p>
          </table:table-cell>
          <table:table-cell office:value-type="string" calcext:value-type="string">
            <text:p>https://wakeheart.com/collections/fragrance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unction of beauty</text:p>
          </table:table-cell>
          <table:table-cell office:value-type="string" calcext:value-type="string">
            <text:p>https://www.functionofbeauty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t beast</text:p>
          </table:table-cell>
          <table:table-cell office:value-type="string" calcext:value-type="string">
            <text:p>https://ca.getbeast.com/collections/skin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lossier</text:p>
          </table:table-cell>
          <table:table-cell office:value-type="string" calcext:value-type="string">
            <text:p>https://www.glossier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urlmix</text:p>
          </table:table-cell>
          <table:table-cell office:value-type="string" calcext:value-type="string">
            <text:p>https://www.curlmix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https://www.spectrumcollections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pongelle</text:p>
          </table:table-cell>
          <table:table-cell office:value-type="string" calcext:value-type="string">
            <text:p>http://spongelle.com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reen people organic lifestyle</text:p>
          </table:table-cell>
          <table:table-cell office:value-type="string" calcext:value-type="string">
            <text:p>https://www.greenpeople.co.uk/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thsemane garden center</text:p>
          </table:table-cell>
          <table:table-cell office:value-type="string" calcext:value-type="string">
            <text:p>https://www.gethsemanegardens.com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ity escape garden center and design studio</text:p>
          </table:table-cell>
          <table:table-cell office:value-type="string" calcext:value-type="string">
            <text:p>http://www.cityescape.net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stern floral</text:p>
          </table:table-cell>
          <table:table-cell office:value-type="string" calcext:value-type="string">
            <text:p>http://www.cityescape.net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rners greenhouse and nursery</text:p>
          </table:table-cell>
          <table:table-cell office:value-type="string" calcext:value-type="string">
            <text:p><text:a xlink:href="https://varnersgreenhouse.com/" xlink:type="simple">https://varnersgreenhouse.com/</text:a>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omence gardens and greenhouse</text:p>
          </table:table-cell>
          <table:table-cell office:value-type="string" calcext:value-type="string">
            <text:p>http://www.romencegardens.com/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https://locators.bankofamerica.com/mi/grandrapids/atm-grand-rapids-110623.html?utm_source=GMBlisting&amp;utm_medium=organi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ase bank</text:p>
          </table:table-cell>
          <table:table-cell office:value-type="string" calcext:value-type="string">
            <text:p>https://locator.chase.com/mi/grand-rapids/2720-e-beltline-ave-se?jp_cmp=rb%2FLocalListings%2Faff%2Fatm%2Fna&amp;y_source=1_MjA0NzI4NS03MTUtbG9jYXRpb24ud2Vic2l0ZQ%3D%3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ouisiana waste system</text:p>
          </table:table-cell>
          <table:table-cell office:value-type="string" calcext:value-type="string">
            <text:p>http://louisianawaste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ton rouge waste management</text:p>
          </table:table-cell>
          <table:table-cell office:value-type="string" calcext:value-type="string">
            <text:p>http://brgov.com/dept/dpw/solidwaste/contacts.htm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public services</text:p>
          </table:table-cell>
          <table:table-cell office:value-type="string" calcext:value-type="string">
            <text:p>https://www.republicservices.com/customer-support/facilities?utm_source=yext.com&amp;utm_medium=referral&amp;utm_campaign=Yext_Profile_Click_Google&amp;utm_term=262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  <table:table-cell office:value-type="string" calcext:value-type="string">
            <text:p>https://www.wm.com/us/en/location/ms/jackson?utm_source=gmb&amp;utm_medium=organic&amp;utm_campaign=S02928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rquette blp</text:p>
          </table:table-cell>
          <table:table-cell office:value-type="string" calcext:value-type="string">
            <text:p><text:a xlink:href="https://mblp.org/" xlink:type="simple">https://mblp.org/</text:a>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-mobile</text:p>
          </table:table-cell>
          <table:table-cell office:value-type="string" calcext:value-type="string">
            <text:p>https://www.t-mobile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https://www.verizon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t mobile</text:p>
          </table:table-cell>
          <table:table-cell office:value-type="string" calcext:value-type="string">
            <text:p>https://www.google.com/search?q=mint+mobile&amp;ei=YmrqY5biItKOxc8PifaYgAo&amp;ved=0ahUKEwiWm7qu-pL9AhVSR_EDHQk7BqAQ4dUDCA8&amp;uact=5&amp;oq=mint+mobile&amp;gs_lcp=Cgxnd3Mtd2l6LXNlcnAQAzILCC4QxwEQ0QMQkQIyBQgAEJECMgUIABCABDIFCAAQkQIyBQgAEIAEMgUIABCABDIFCAAQgAQyBQgAEIAEMgUIABCABDIFCAAQgAQ6CggAEEcQ1gQQsAM6BQguEIAEOgsILhCABBDHARDRAzoICC4Q1AIQkQI6BAgAEEM6BAguEEM6DgguEIAEEMcBENEDENQCOgYIABAKEEM6CAguEIAEENQCOg0ILhDHARDRAxDUAhBDOgsILhCvARDHARCABDoLCC4QgAQQxwEQrwFKBAhBGABKBAhGGABQyhNY3xxgzR1oBHAAeACAAaABiAHOB5IBAzkuMpgBAKABAcgBCMABAQ&amp;sclient=gws-wiz-serp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umb electric cooperative</text:p>
          </table:table-cell>
          <table:table-cell office:value-type="string" calcext:value-type="string">
            <text:p>http://www.tecmi.coop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nsumers energy</text:p>
          </table:table-cell>
          <table:table-cell office:value-type="string" calcext:value-type="string">
            <text:p>https://www.consumersenergy.com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erryland electric cooperative</text:p>
          </table:table-cell>
          <table:table-cell office:value-type="string" calcext:value-type="string">
            <text:p>https://cherrylandelectric.coop/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ilding blocks toy store</text:p>
          </table:table-cell>
          <table:table-cell office:value-type="string" calcext:value-type="string">
            <text:p>http://www.buildingblockstoys.com/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<text:a xlink:href="https://www.playtoysandbooks.com/" xlink:type="simple">https://www.playtoysandbooks.com/</text:a>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3 Toys</text:p>
          </table:table-cell>
          <table:table-cell office:value-type="string" calcext:value-type="string">
            <text:p>https://www.m3toys.com/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lego store</text:p>
          </table:table-cell>
          <table:table-cell office:value-type="string" calcext:value-type="string">
            <text:p>http://stores.lego.com/en-us/stores/us/water-tower-place?utm_source=Google&amp;utm_medium=Yext&amp;y_source=1_MTY2ODY5MjYtNzE1LWxvY2F0aW9uLndlYnNpdGU%3D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ild-a-bear workshop</text:p>
          </table:table-cell>
          <table:table-cell office:value-type="string" calcext:value-type="string">
            <text:p>https://www.buildabear.com/locations?StoreID=416&amp;utm_medium=organic&amp;utm_source=gmb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Ka-pow collectibles</text:p>
          </table:table-cell>
          <table:table-cell office:value-type="string" calcext:value-type="string">
            <text:p>http://www.facebook.com/KaPowCollectible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imax electronics</text:p>
          </table:table-cell>
          <table:table-cell office:value-type="string" calcext:value-type="string">
            <text:p>https://www.123dj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stco</text:p>
          </table:table-cell>
          <table:table-cell office:value-type="string" calcext:value-type="string">
            <text:p>https://www.costco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unabridged bookstore</text:p>
          </table:table-cell>
          <table:table-cell office:value-type="string" calcext:value-type="string">
            <text:p>http://www.unabridgedbookstore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emicolon bookstore</text:p>
          </table:table-cell>
          <table:table-cell office:value-type="string" calcext:value-type="string">
            <text:p>http://www.semicolonchi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7 heaven smoke shop</text:p>
          </table:table-cell>
          <table:table-cell office:value-type="string" calcext:value-type="string">
            <text:p>https://7heaven-smoke-shop.business.site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bany park smoke shop</text:p>
          </table:table-cell>
          <table:table-cell office:value-type="string" calcext:value-type="string">
            <text:p>https://albany-park-smoke-shop.business.site/?utm_source=gmb&amp;utm_medium=referral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ry janes smoke shop</text:p>
          </table:table-cell>
          <table:table-cell office:value-type="string" calcext:value-type="string">
            <text:p>http://themaryjanesshop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ateway news stand</text:p>
          </table:table-cell>
          <table:table-cell office:value-type="string" calcext:value-type="string">
            <text:p>https://gatewaynewstands.com/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icago culture center</text:p>
          </table:table-cell>
          <table:table-cell office:value-type="string" calcext:value-type="string">
            <text:p>http://www.chicagoculturalcenter.org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piphany center for the arts</text:p>
          </table:table-cell>
          <table:table-cell office:value-type="string" calcext:value-type="string">
            <text:p>http://www.epiphanychi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riar street theatre</text:p>
          </table:table-cell>
          <table:table-cell office:value-type="string" calcext:value-type="string">
            <text:p>https://www.briarstreetbroadway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pollo chicago</text:p>
          </table:table-cell>
          <table:table-cell office:value-type="string" calcext:value-type="string">
            <text:p>http://www.apollochicago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mc river east 21</text:p>
          </table:table-cell>
          <table:table-cell office:value-type="string" calcext:value-type="string">
            <text:p>https://www.amctheatres.com/movie-theatres/chicago/amc-river-east-21?utm_source=gbp&amp;utm_medium=organic&amp;utm_campaign=322EastIllinoisSt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itown movies</text:p>
          </table:table-cell>
          <table:table-cell office:value-type="string" calcext:value-type="string">
            <text:p>http://www.chitownmovies.com/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lid digital</text:p>
          </table:table-cell>
          <table:table-cell office:value-type="string" calcext:value-type="string">
            <text:p>https://www.soliddigital.com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earchLab digital</text:p>
          </table:table-cell>
          <table:table-cell office:value-type="string" calcext:value-type="string">
            <text:p>https://www.searchlabdigital.com/?utm_source=google_my_business&amp;utm_medium=organic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ndbody</text:p>
          </table:table-cell>
          <table:table-cell office:value-type="string" calcext:value-type="string">
            <text:p>https://www.mindbodyonline.com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alesforce</text:p>
          </table:table-cell>
          <table:table-cell office:value-type="string" calcext:value-type="string">
            <text:p>https://www.salesforce.com/eu/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 office:value-type="string" calcext:value-type="string">
            <text:p>https://www.walgreens.com/locator/walgreens-410+n+michigan+ave-chicago-il-60611/id=15921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https://www.cvs.com/store-locator/chicago-il-pharmacies/121-w-kinzie-st-chicago-il-60610/storeid=3742?WT.mc_id=LS_GOOGLE_FS_3742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rnegie sargents pharmacy and health center</text:p>
          </table:table-cell>
          <table:table-cell office:value-type="string" calcext:value-type="string">
            <text:p>https://www.carnegiesargentspharmacy.com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https://www.riteaid.com/locations/mi/detroit/4612-woodward-avenue.html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eyden drug store</text:p>
          </table:table-cell>
          <table:table-cell office:value-type="string" calcext:value-type="string">
            <text:p>http://heydenpharmacy.com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ood value pharmacy</text:p>
          </table:table-cell>
          <table:table-cell office:value-type="string" calcext:value-type="string">
            <text:p>https://www.mygnp.com/pharmacies/grand-value-pharmacy-detroit-mi-48204/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estbuy</text:p>
          </table:table-cell>
          <table:table-cell office:value-type="string" calcext:value-type="string">
            <text:p>https://stores.bestbuy.com/mi/dearborn/16221-ford-rd-410.html/?ref=NS&amp;loc=ns10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https://www.apple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bc computers</text:p>
          </table:table-cell>
          <table:table-cell office:value-type="string" calcext:value-type="string">
            <text:p>http://abccomps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ro center</text:p>
          </table:table-cell>
          <table:table-cell office:value-type="string" calcext:value-type="string">
            <text:p>https://www.microcenter.com/site/stores/madison-heights.aspx?storeid=5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ointe electronics</text:p>
          </table:table-cell>
          <table:table-cell office:value-type="string" calcext:value-type="string">
            <text:p>http://www.pointeelectronics.com/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string" calcext:value-type="string">
            <text:p>https://www.guess.com/us/en/home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nn taylor</text:p>
          </table:table-cell>
          <table:table-cell office:value-type="string" calcext:value-type="string">
            <text:p>https://www.anntaylor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lenciaga</text:p>
          </table:table-cell>
          <table:table-cell office:value-type="string" calcext:value-type="string">
            <text:p>https://www.balenciaga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alph lauren</text:p>
          </table:table-cell>
          <table:table-cell office:value-type="string" calcext:value-type="string">
            <text:p>https://www.ralphlauren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cys</text:p>
          </table:table-cell>
          <table:table-cell office:value-type="string" calcext:value-type="string">
            <text:p>https://www.macys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olo assn</text:p>
          </table:table-cell>
          <table:table-cell office:value-type="string" calcext:value-type="string">
            <text:p>https://uspoloassn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ucci</text:p>
          </table:table-cell>
          <table:table-cell office:value-type="string" calcext:value-type="string">
            <text:p>https://www.gucci.com/cz/en_gb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ouis vuitton</text:p>
          </table:table-cell>
          <table:table-cell office:value-type="string" calcext:value-type="string">
            <text:p>https://eu.louisvuitton.com/eng-e1/homepag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ada</text:p>
          </table:table-cell>
          <table:table-cell office:value-type="string" calcext:value-type="string">
            <text:p>https://www.prada.com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https://www.chanel.com/us/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https://www.vanguard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delity</text:p>
          </table:table-cell>
          <table:table-cell office:value-type="string" calcext:value-type="string">
            <text:p>https://www.fidelity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https://www.principal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oinbase</text:p>
          </table:table-cell>
          <table:table-cell office:value-type="string" calcext:value-type="string">
            <text:p><text:a xlink:href="https://www.coinbase.com/" xlink:type="simple">https://www.coinbase.com/</text:a>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venmo</text:p>
          </table:table-cell>
          <table:table-cell office:value-type="string" calcext:value-type="string">
            <text:p>https://venmo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shapp</text:p>
          </table:table-cell>
          <table:table-cell office:value-type="string" calcext:value-type="string">
            <text:p>https://cash.app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eico</text:p>
          </table:table-cell>
          <table:table-cell office:value-type="string" calcext:value-type="string">
            <text:p>https://www.geico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lstate</text:p>
          </table:table-cell>
          <table:table-cell office:value-type="string" calcext:value-type="string">
            <text:p>https://www.allstate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udential</text:p>
          </table:table-cell>
          <table:table-cell office:value-type="string" calcext:value-type="string">
            <text:p>https://www.prudential.com/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adventures</text:p>
          </table:table-cell>
          <table:table-cell office:value-type="string" calcext:value-type="string">
            <text:p>https://www.miadventure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ix flags</text:p>
          </table:table-cell>
          <table:table-cell office:value-type="string" calcext:value-type="string">
            <text:p>https://www.sixflag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isney world</text:p>
          </table:table-cell>
          <table:table-cell office:value-type="string" calcext:value-type="string">
            <text:p>https://www.disneyworld.eu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herman bowling center</text:p>
          </table:table-cell>
          <table:table-cell office:value-type="string" calcext:value-type="string">
            <text:p>http://www.shermanbowlingcenter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engers bowling center</text:p>
          </table:table-cell>
          <table:table-cell office:value-type="string" calcext:value-type="string">
            <text:p>http://wengersbowl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northwood lanes</text:p>
          </table:table-cell>
          <table:table-cell office:value-type="string" calcext:value-type="string">
            <text:p>https://northlandlane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oaring eagle casino</text:p>
          </table:table-cell>
          <table:table-cell office:value-type="string" calcext:value-type="string">
            <text:p>http://www.soaringeaglecasino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rekeepers casino</text:p>
          </table:table-cell>
          <table:table-cell office:value-type="string" calcext:value-type="string">
            <text:p>http://www.firekeeperscasino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ave and busters</text:p>
          </table:table-cell>
          <table:table-cell office:value-type="string" calcext:value-type="string">
            <text:p><text:a xlink:href="https://www.daveandbusters.com/" xlink:type="simple">https://www.daveandbusters.com</text:a>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huck e cheese</text:p>
          </table:table-cell>
          <table:table-cell office:value-type="string" calcext:value-type="string">
            <text:p>https://www.chuckecheese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raigs crusiers</text:p>
          </table:table-cell>
          <table:table-cell office:value-type="string" calcext:value-type="string">
            <text:p>https://www.craigscruisers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volution laser tag</text:p>
          </table:table-cell>
          <table:table-cell office:value-type="string" calcext:value-type="string">
            <text:p>https://revolutionlasertag.com/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&amp;W</text:p>
          </table:table-cell>
          <table:table-cell office:value-type="string" calcext:value-type="string">
            <text:p>https://www.shopdwfresh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eijer</text:p>
          </table:table-cell>
          <table:table-cell office:value-type="string" calcext:value-type="string">
            <text:p>https://www.meijer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https://www.walmar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ader joes</text:p>
          </table:table-cell>
          <table:table-cell office:value-type="string" calcext:value-type="string">
            <text:p>https://www.traderjoes.com/home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uschs</text:p>
          </table:table-cell>
          <table:table-cell office:value-type="string" calcext:value-type="string">
            <text:p>https://www.buschs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lum market</text:p>
          </table:table-cell>
          <table:table-cell office:value-type="string" calcext:value-type="string">
            <text:p>https://www.plum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hole foods</text:p>
          </table:table-cell>
          <table:table-cell office:value-type="string" calcext:value-type="string">
            <text:p>https://www.wholefoodsmarket.com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oyal liquor</text:p>
          </table:table-cell>
          <table:table-cell office:value-type="string" calcext:value-type="string">
            <text:p>http://instagram.com/royalliquor_royaloak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liquor</text:p>
          </table:table-cell>
          <table:table-cell office:value-type="string" calcext:value-type="string">
            <text:p>https://michiganliquor.dine.online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caledonia liquor store</text:p>
          </table:table-cell>
          <table:table-cell office:value-type="string" calcext:value-type="string">
            <text:p>https://www.facebook.com/Caledonia-liquor-store-587493664736892/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otal wine &amp; more</text:p>
          </table:table-cell>
          <table:table-cell office:value-type="string" calcext:value-type="string">
            <text:p>https://www.totalwine.com/store-info/michigan-grand-rapids/2601?cid=referral:website_link::momentfeed:2601_grand_rapids_store_details_page: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st michigan eye center</text:p>
          </table:table-cell>
          <table:table-cell office:value-type="string" calcext:value-type="string">
            <text:p>https://www.eastmichiganeyecenter.com/?utm_source=onlinepresence&amp;utm_campaign=gbp&amp;utm_id=cumulu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dvanced eye care of michigan</text:p>
          </table:table-cell>
          <table:table-cell office:value-type="string" calcext:value-type="string">
            <text:p>https://www.advancedeyecaremi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dental experience</text:p>
          </table:table-cell>
          <table:table-cell office:value-type="string" calcext:value-type="string">
            <text:p>http://www.thedentalexp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ental care of michigan</text:p>
          </table:table-cell>
          <table:table-cell office:value-type="string" calcext:value-type="string">
            <text:p>https://dentalcaremichigan.com/dental-care-michigan-hazel-park?y_source=1_NTkxODg0Ny03MTUtbG9jYXRpb24ud2Vic2l0ZQ%3D%3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ake michigan dental</text:p>
          </table:table-cell>
          <table:table-cell office:value-type="string" calcext:value-type="string">
            <text:p>http://lakemichigandental.com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averse health clinic</text:p>
          </table:table-cell>
          <table:table-cell office:value-type="string" calcext:value-type="string">
            <text:p>https://www.traversehealthclinic.org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rinity health group primary care</text:p>
          </table:table-cell>
          <table:table-cell office:value-type="string" calcext:value-type="string">
            <text:p>https://www.mercyhealth.com/location/mercy-health-physician-partners-north-ottawa-internal-medicin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resilience health and wellness</text:p>
          </table:table-cell>
          <table:table-cell office:value-type="string" calcext:value-type="string">
            <text:p>https://www.resiliencehealthandwellnessllc.com/contact-u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oakridge teen health center</text:p>
          </table:table-cell>
          <table:table-cell office:value-type="string" calcext:value-type="string">
            <text:p>http://www.hackleycommunitycare.org/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ummit property and causualty</text:p>
          </table:table-cell>
          <table:table-cell office:value-type="string" calcext:value-type="string">
            <text:p>https://summitfinancialgroup.net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nancial services of america</text:p>
          </table:table-cell>
          <table:table-cell office:value-type="string" calcext:value-type="string">
            <text:p>https://www.fsa1.com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financial services of michigan</text:p>
          </table:table-cell>
          <table:table-cell office:value-type="string" calcext:value-type="string">
            <text:p>https://www.fsmfinancial.com/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et center</text:p>
          </table:table-cell>
          <table:table-cell office:value-type="string" calcext:value-type="string">
            <text:p>http://www.petcenter.cz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ghland pets</text:p>
          </table:table-cell>
          <table:table-cell office:value-type="string" calcext:value-type="string">
            <text:p>https://petsofhighland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etco</text:p>
          </table:table-cell>
          <table:table-cell office:value-type="string" calcext:value-type="string">
            <text:p><text:a xlink:href="https://stores.petco.com/" xlink:type="simple">https://stores.petco.com</text:a>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Westland dog food co</text:p>
          </table:table-cell>
          <table:table-cell office:value-type="string" calcext:value-type="string">
            <text:p>http://www.westlanddogfood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ichigan animal hospital</text:p>
          </table:table-cell>
          <table:table-cell office:value-type="string" calcext:value-type="string">
            <text:p>https://allvetnearme.com/michigan-animal-hospital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northern michigan veterinary hospital</text:p>
          </table:table-cell>
          <table:table-cell office:value-type="string" calcext:value-type="string">
            <text:p>https://traverseanimalhospital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rons animal hospital</text:p>
          </table:table-cell>
          <table:table-cell office:value-type="string" calcext:value-type="string">
            <text:p>http://ironsanimalhospital.com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angor veterinary clinic</text:p>
          </table:table-cell>
          <table:table-cell office:value-type="string" calcext:value-type="string">
            <text:p>http://www.bangorvet.net/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ofessional tax services</text:p>
          </table:table-cell>
          <table:table-cell office:value-type="string" calcext:value-type="string">
            <text:p>https://www.protaxtc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intraserve professional services</text:p>
          </table:table-cell>
          <table:table-cell office:value-type="string" calcext:value-type="string">
            <text:p>https://intraservedetroit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professional tool service</text:p>
          </table:table-cell>
          <table:table-cell office:value-type="string" calcext:value-type="string">
            <text:p>https://professionaltool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headhunters</text:p>
          </table:table-cell>
          <table:table-cell office:value-type="string" calcext:value-type="string">
            <text:p>https://www.theheadhunters-us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http://www.movementsearch.com/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lza</text:p>
          </table:table-cell>
          <table:table-cell office:value-type="string" calcext:value-type="string">
            <text:p>https://www.alza.cz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https://www.amazon.com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https://shop.mango.com/cz-en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unhams</text:p>
          </table:table-cell>
          <table:table-cell office:value-type="string" calcext:value-type="string">
            <text:p><text:a xlink:href="https://www.dunhamssports.com/" xlink:type="simple">https://www.dunhamssports.com/</text:a>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grand valley sporting goods store</text:p>
          </table:table-cell>
          <table:table-cell office:value-type="string" calcext:value-type="string">
            <text:p>https://www.gvsportinggood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magnum sports michigan</text:p>
          </table:table-cell>
          <table:table-cell office:value-type="string" calcext:value-type="string">
            <text:p>https://magnumsportsmi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skips sport store</text:p>
          </table:table-cell>
          <table:table-cell office:value-type="string" calcext:value-type="string">
            <text:p>http://www.skipssportshop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oyne county sports</text:p>
          </table:table-cell>
          <table:table-cell office:value-type="string" calcext:value-type="string">
            <text:p>http://www.boynecountrysport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arths edge</text:p>
          </table:table-cell>
          <table:table-cell office:value-type="string" calcext:value-type="string">
            <text:p>https://earthsedgeusa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reakaway bicycles</text:p>
          </table:table-cell>
          <table:table-cell office:value-type="string" calcext:value-type="string">
            <text:p>http://www.breakawaybicycles.com/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nterprise rent a car</text:p>
          </table:table-cell>
          <table:table-cell office:value-type="string" calcext:value-type="string">
            <text:p>https://www.enterprise.com/en/home.htm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ostelworld</text:p>
          </table:table-cell>
          <table:table-cell office:value-type="string" calcext:value-type="string">
            <text:p>https://www.hostelworld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https://www.delta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lufthansa</text:p>
          </table:table-cell>
          <table:table-cell office:value-type="string" calcext:value-type="string">
            <text:p>https://www.lufthansa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lton</text:p>
          </table:table-cell>
          <table:table-cell office:value-type="string" calcext:value-type="string">
            <text:p><text:a xlink:href="https://www.hilton.com/en" xlink:type="simple">https://www.hilton.com/en</text:a>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days inn</text:p>
          </table:table-cell>
          <table:table-cell office:value-type="string" calcext:value-type="string">
            <text:p>https://www.wyndhamhotels.com/days-in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https://www.airbnb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imelhoch</text:p>
          </table:table-cell>
          <table:table-cell office:value-type="string" calcext:value-type="string">
            <text:p>https://himelhochbb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harbor house inn</text:p>
          </table:table-cell>
          <table:table-cell office:value-type="string" calcext:value-type="string">
            <text:p>http://www.harborhousegh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the pidge inn</text:p>
          </table:table-cell>
          <table:table-cell office:value-type="string" calcext:value-type="string">
            <text:p>https://www.thepidgeinn.com/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euronet</text:p>
          </table:table-cell>
          <table:table-cell office:value-type="string" calcext:value-type="string">
            <text:p>https://www.euronetworldwide.com/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>
          <table:table-cell office:value-type="string" calcext:value-type="string">
            <text:p>berliner</text:p>
          </table:table-cell>
          <table:table-cell office:value-type="string" calcext:value-type="string">
            <text:p>https://www.berliner-sparkasse.de/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'{“Additional Data”}’</text:p>
          </table:table-cell>
        </table:table-row>
        <table:table-row table:style-name="ro1" table:number-rows-repeated="10484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7:25:37.303351539</meta:creation-date>
    <dc:date>2023-03-17T10:44:41.863614708</dc:date>
    <meta:editing-duration>PT1H55M12S</meta:editing-duration>
    <meta:editing-cycles>11</meta:editing-cycles>
    <meta:generator>LibreOffice/7.4.5.1$MacOSX_X86_64 LibreOffice_project/9c0871452b3918c1019dde9bfac75448afc4b57f</meta:generator>
    <meta:document-statistic meta:table-count="1" meta:cell-count="656" meta:object-count="0"/>
  </office:meta>
</office:document-meta>
</file>